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table-header-font" svg:font-family="'var table-header-font'"/>
  </office:font-face-decls>
  <office:automatic-styles>
    <style:style style:name="P1" style:family="paragraph" style:parent-style-name="Standard">
      <style:paragraph-properties fo:margin-top="0.1665in" fo:margin-bottom="0.1665in" style:contextual-spacing="false" fo:line-height="100%"/>
    </style:style>
    <style:style style:name="P2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fo:font-style="normal" officeooo:rsid="00030ba6" officeooo:paragraph-rsid="0008f92e" style:font-name-asian="Times New Roman1" style:font-size-asian="12pt" style:font-style-asian="normal" style:font-name-complex="Times New Roman1" style:font-size-complex="12pt" style:font-style-complex="normal"/>
    </style:style>
    <style:style style:name="P4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officeooo:rsid="000b4ce6" officeooo:paragraph-rsid="000b4ce6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.1665in" fo:margin-bottom="0.1665in" style:contextual-spacing="false" fo:line-height="100%"/>
      <style:text-properties officeooo:rsid="0008f92e" officeooo:paragraph-rsid="0008f92e"/>
    </style:style>
    <style:style style:name="P6" style:family="paragraph" style:parent-style-name="Standard">
      <style:paragraph-properties fo:margin-top="0.1665in" fo:margin-bottom="0.1665in" style:contextual-spacing="false" fo:line-height="100%"/>
      <style:text-properties officeooo:rsid="000b272f" officeooo:paragraph-rsid="000b272f"/>
    </style:style>
    <style:style style:name="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" fo:font-size="12pt" officeooo:rsid="0008f92e" style:font-name-asian="Times New Roman1" style:font-size-asian="12pt" style:font-name-complex="Times New Roman1" style:font-size-complex="12pt"/>
    </style:style>
    <style:style style:name="T3" style:family="text">
      <style:text-properties fo:color="#000000" loext:opacity="100%" style:font-name="Times New Roman" fo:font-size="12pt" officeooo:rsid="000b4ce6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5" style:family="text">
      <style:text-properties fo:color="#000000" loext:opacity="100%" style:font-name="Times New Roman" fo:font-size="12pt" style:text-underline-style="none" officeooo:rsid="00011cf5" style:font-name-asian="Times New Roman1" style:font-size-asian="12pt" style:font-name-complex="Times New Roman1" style:font-size-complex="12pt"/>
    </style:style>
    <style:style style:name="T6" style:family="text">
      <style:text-properties fo:color="#000000" loext:opacity="100%" style:font-name="Times New Roman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loext:opacity="100%" style:font-name="Times New Roman" fo:font-size="12pt" fo:font-style="normal" officeooo:rsid="0006fc89" style:font-name-asian="Times New Roman1" style:font-size-asian="12pt" style:font-style-asian="normal" style:font-name-complex="Times New Roman1" style:font-size-complex="12pt" style:font-style-complex="normal"/>
    </style:style>
    <style:style style:name="T8" style:family="text">
      <style:text-properties fo:color="#000000" loext:opacity="100%" style:font-name="Times New Roman" fo:font-size="12pt" fo:font-style="normal" officeooo:rsid="00084c0f" style:font-name-asian="Times New Roman1" style:font-size-asian="12pt" style:font-style-asian="normal" style:font-name-complex="Times New Roman1" style:font-size-complex="12pt" style:font-style-complex="normal"/>
    </style:style>
    <style:style style:name="T9" style:family="text">
      <style:text-properties fo:color="#000000" loext:opacity="100%" style:font-name="Times New Roman" fo:font-size="12pt" fo:font-style="normal" officeooo:rsid="0009e9e6" style:font-name-asian="Times New Roman1" style:font-size-asian="12pt" style:font-style-asian="normal" style:font-name-complex="Times New Roman1" style:font-size-complex="12pt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84c0f" style:font-style-asian="normal" style:font-style-complex="normal"/>
    </style:style>
    <style:style style:name="T12" style:family="text">
      <style:text-properties officeooo:rsid="0006fc89"/>
    </style:style>
    <style:style style:name="T13" style:family="text">
      <style:text-properties officeooo:rsid="0004db94"/>
    </style:style>
    <style:style style:name="T14" style:family="text">
      <style:text-properties officeooo:rsid="00084c0f"/>
    </style:style>
    <style:style style:name="T15" style:family="text">
      <style:text-properties officeooo:rsid="0009e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th 490                         <text:tab/>    Capstone Weekly Report         <text:tab/>    Week Number: </text:span><text:span text:style-name="T2">5</text:span></text:p>
      <text:p text:style-name="P1"><text:span text:style-name="T1">Name: </text:span><text:span text:style-name="T5">Daniel Sinderson</text:span></text:p>
      <text:p text:style-name="P1"><text:span text:style-name="T4">Please fill out this form, save it as a PDF,</text:span><text:bookmark text:name="_GoBack"/><text:span text:style-name="T4"> and upload it to Moodle.</text:span></text:p>
      <text:p text:style-name="P2">My goals for this week were to:</text:p>
      <text:p text:style-name="P3"><text:span text:style-name="T12">Read and work through examples of adjunctions in my books</text:span><text:span text:style-name="T13"> </text:span><text:span text:style-name="T12">and TeX up the definition (adding in explanations of free and forgetful functors</text:span><text:span text:style-name="T14">)</text:span><text:span text:style-name="T12">. </text:span><text:span text:style-name="T14">I also want</text:span><text:span text:style-name="T15">ed</text:span><text:span text:style-name="T14"> to TeX up some more minor definitions that I </text:span><text:span text:style-name="T15">had </text:span><text:span text:style-name="T14">previously skipped: epimorphisms and monomorphisms, and full and faithful functors. </text:span><text:span text:style-name="T15">And to take a look at representable functors and the Yoneda lemma again.</text:span></text:p>
      <text:p text:style-name="P2">I made the following progress on these:</text:p>
      <text:p text:style-name="P5"><text:span text:style-name="T7">T</text:span><text:span text:style-name="T6">hings were hectic this week so I got less done than I wanted. I did TeX up definitions for <text:s/></text:span><text:span text:style-name="T8">epimorphisms </text:span><text:span text:style-name="T6">and </text:span><text:span text:style-name="T8">monomorphisms, a</text:span><text:span text:style-name="T6">s well as for</text:span><text:span text:style-name="T8"> </text:span><text:span text:style-name="T6">various kinds of functors: </text:span><text:span text:style-name="T8">full, faithful, </text:span><text:span text:style-name="T6">injective on objects, and essentially surjective on objects. I finished about half of the definition of an adjunction before realizing there was some of the concept I don’t fully understand yet, </text:span><text:span text:style-name="T9">but to understand them I’d need to be more comfortable with representable functors. </text:span><text:span text:style-name="T6">I went back to </text:span><text:span text:style-name="T9">them</text:span><text:span text:style-name="T6"> yesterday and they’re </text:span><text:span text:style-name="T9">starting to </text:span><text:span text:style-name="T6">mak</text:span><text:span text:style-name="T9">e</text:span><text:span text:style-name="T6"> sense now.</text:span></text:p>
      <text:p text:style-name="P5"><text:span text:style-name="T6">I also did some planning for the paper (and maybe the presentation) by thinking through what examples I’d like to use for the different topics.</text:span></text:p>
      <text:p text:style-name="P2">I have the following questions and concerns I want to discuss with my capstone advisor:</text:p>
      <text:p text:style-name="P6"><text:span text:style-name="T1">Despite my slower week I think I’m still making good progress. I might ask Dr. Menendez to walk me through </text:span><text:span text:style-name="T3">adjunctions though.</text:span></text:p>
      <text:p text:style-name="P2">Some tentative goals for the coming week are:</text:p>
      <text:p text:style-name="P4"><text:span text:style-name="T10">1. </text:span><text:span text:style-name="T11">U</text:span><text:span text:style-name="T10">nderstand the Yoneda lemma.</text:span></text:p>
      <text:p text:style-name="P4"><text:span text:style-name="T10">2. Understand adjunctions.</text:span></text:p>
      <text:p text:style-name="P4"><text:span text:style-name="T10">3. Figure out how to TeX commutative diagrams and start adding them to the definitions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table-header-font" svg:font-family="'var table-header-font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tab-span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don Ashley</meta:initial-creator>
    <meta:editing-cycles>8</meta:editing-cycles>
    <meta:creation-date>2023-01-10T16:33:00</meta:creation-date>
    <dc:date>2024-02-11T04:05:17.536954612</dc:date>
    <meta:editing-duration>PT39M54S</meta:editing-duration>
    <meta:generator>LibreOffice/7.3.7.2$Linux_X86_64 LibreOffice_project/30$Build-2</meta:generator>
    <meta:document-statistic meta:table-count="0" meta:image-count="0" meta:object-count="0" meta:page-count="1" meta:paragraph-count="14" meta:word-count="281" meta:character-count="1685" meta:non-whitespace-character-count="1375"/>
    <meta:user-defined meta:name="AppVersion">16.0000</meta:user-defined>
    <meta:user-defined meta:name="Company">Southern Oregon University</meta:user-defined>
    <meta:template xlink:type="simple" xlink:actuate="onRequest" xlink:title="Normal.dotm" xlink:href=""/>
  </office:meta>
</office:document-meta>
</file>